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6313in"/>
    </style:style>
    <style:style style:name="Table1.B" style:family="table-column">
      <style:table-column-properties style:column-width="1.5563in"/>
    </style:style>
    <style:style style:name="Table1.C" style:family="table-column">
      <style:table-column-properties style:column-width="2.9049in"/>
    </style:style>
    <style:style style:name="Table1.D" style:family="table-column">
      <style:table-column-properties style:column-width="0.725in"/>
    </style:style>
    <style:style style:name="Table1.E" style:family="table-column">
      <style:table-column-properties style:column-width="0.8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1.9271in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1.875in" fo:margin-left="-0.0174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0.958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125in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paragraph-rsid="003ec538"/>
    </style:style>
    <style:style style:name="P3" style:family="paragraph" style:parent-style-name="Standard">
      <style:paragraph-properties fo:text-align="start" style:justify-single-word="false"/>
      <style:text-properties officeooo:paragraph-rsid="00336ac8"/>
    </style:style>
    <style:style style:name="P4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5" style:family="paragraph" style:parent-style-name="Standard">
      <style:text-properties officeooo:rsid="0036485b" officeooo:paragraph-rsid="0036485b"/>
    </style:style>
    <style:style style:name="P6" style:family="paragraph" style:parent-style-name="Standard">
      <style:paragraph-properties fo:text-align="start" style:justify-single-word="false"/>
      <style:text-properties officeooo:rsid="0036485b" officeooo:paragraph-rsid="0036485b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9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24c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17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24c6c" officeooo:paragraph-rsid="00424c6c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Frame_20_contents">
      <style:paragraph-properties fo:text-align="start" style:justify-single-word="false"/>
      <style:text-properties fo:color="#808080" style:font-name="Liberation Sans" fo:font-size="7.5pt" officeooo:rsid="00408519" officeooo:paragraph-rsid="00409f55" style:font-size-asian="7.5pt" style:font-size-complex="7.5pt"/>
    </style:style>
    <style:style style:name="P20" style:family="paragraph" style:parent-style-name="Frame_20_contents">
      <style:paragraph-properties fo:text-align="start" style:justify-single-word="false"/>
      <style:text-properties officeooo:rsid="00408519" officeooo:paragraph-rsid="00409f55"/>
    </style:style>
    <style:style style:name="T1" style:family="text">
      <style:text-properties officeooo:rsid="0040a380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endor address" text:name="py3o.contact.address"/>
        <text:user-field-decl office:value-type="string" office:string-value="Vendor City" text:name="py3o.contact.city"/>
        <text:user-field-decl office:value-type="string" office:string-value="Vendor name" text:name="py3o.contact.name"/>
        <text:user-field-decl office:value-type="string" office:string-value="Vendor Phone" text:name="py3o.contact.phone"/>
        <text:user-field-decl office:value-type="string" office:string-value="Vendor State" text:name="py3o.contact.state"/>
        <text:user-field-decl office:value-type="string" office:string-value="Vendor Zip" text:name="py3o.contact.zip"/>
        <text:user-field-decl office:value-type="string" office:string-value="Qty" text:name="py3o.line.qty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Ext. Price" text:name="py3o.line.ext_price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Line Tax" text:name="py3o.line.tax"/>
        <text:user-field-decl office:value-type="string" office:string-value="Comment" text:name="py3o.document.comment"/>
        <text:user-field-decl office:value-type="string" office:string-value="PO number" text:name="py3o.document.number"/>
        <text:user-field-decl office:value-type="string" office:string-value="PO date" text:name="py3o.document.date"/>
        <text:user-field-decl office:value-type="string" office:string-value="Payment due" text:name="py3o.document.payment_due"/>
        <text:user-field-decl office:value-type="string" office:string-value="Company Phone" text:name="py3o.company.phone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Product" text:name="py3o.line.product_name"/>
        <text:user-field-decl office:value-type="string" office:string-value="Product ext name" text:name="py3o.line.product_ext_name"/>
      </text:user-field-decls>
      <draw:frame draw:style-name="fr1" draw:name="Rahmen1" text:anchor-type="page" text:anchor-page-number="1" svg:x="5.6909in" svg:y="0.7508in" svg:width="1.8028in" draw:z-index="0">
        <draw:text-box fo:min-height="0.8028in">
          <text:p text:style-name="P20"><text:user-field-get text:name="py3o.company.name">Company Name</text:user-field-get></text:p>
          <text:p text:style-name="P20"><text:user-field-get text:name="py3o.company.street">Company Street</text:user-field-get></text:p>
          <text:p text:style-name="P20"><text:user-field-get text:name="py3o.company.city">Company City</text:user-field-get> <text:user-field-get text:name="py3o.company.state">Company State</text:user-field-get> <text:user-field-get text:name="py3o.company.zip">Company Zip</text:user-field-get></text:p>
          <text:p text:style-name="P19"/>
        </draw:text-box>
      </draw:frame>
      <text:p text:style-name="P3"><text:tab/></text:p>
      <text:p text:style-name="P6">Invoice # <text:s/><text:user-field-get text:name="py3o.document.number">PO number</text:user-field-get> on <text:user-field-get text:name="py3o.document.date">PO date</text:user-field-get></text:p>
      <text:p text:style-name="P3"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7">Product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7">Price</text:p>
          </table:table-cell>
          <table:table-cell table:style-name="Table1.E1" office:value-type="string">
            <text:p text:style-name="P17">Ext. Price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7"><text:user-field-get text:name="py3o.line.qty">Qty</text:user-field-get></text:p>
          </table:table-cell>
          <table:table-cell table:style-name="Table1.A2" office:value-type="string">
            <text:p text:style-name="P9"><text:user-field-get text:name="py3o.line.product_name">Product</text:user-field-get></text:p>
          </table:table-cell>
          <table:table-cell table:style-name="Table1.A2" office:value-type="string">
            <text:p text:style-name="P11"><text:user-field-get text:name="py3o.line.remark">Remark</text:user-field-get></text:p>
          </table:table-cell>
          <table:table-cell table:style-name="Table1.A2" office:value-type="string">
            <text:p text:style-name="P13"><text:user-field-get text:name="py3o.line.price">Price</text:user-field-get></text:p>
          </table:table-cell>
          <table:table-cell table:style-name="Table1.E2" office:value-type="string">
            <text:p text:style-name="P12"><text:user-field-get text:name="py3o.line.ext_price">Ext. Price</text:user-field-get></text:p>
          </table:table-cell>
        </table:table-row>
        <table:table-row table:style-name="Table1.4">
          <table:table-cell table:style-name="Table1.A2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8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user-field-get text:name="py3o.docu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6">Subtotal</text:p>
                </table:table-cell>
                <table:table-cell table:style-name="Table3.B1" office:value-type="string">
                  <text:p text:style-name="P15"><text:user-field-get text:name="py3o.document.subtotal">Subtotal</text:user-field-get></text:p>
                </table:table-cell>
              </table:table-row>
              <table:table-row table:style-name="Table3.2">
                <table:table-cell table:style-name="Table3.A2" office:value-type="string">
                  <text:p text:style-name="P16">Tax</text:p>
                </table:table-cell>
                <table:table-cell table:style-name="Table3.B2" office:value-type="string">
                  <text:p text:style-name="P15"><text:user-field-get text:name="py3o.document.tax">Tax</text:user-field-get></text:p>
                </table:table-cell>
              </table:table-row>
              <table:table-row table:style-name="Table3.3">
                <table:table-cell table:style-name="Table3.A2" office:value-type="string">
                  <text:p text:style-name="P16">Total</text:p>
                </table:table-cell>
                <table:table-cell table:style-name="Table3.B2" office:value-type="string">
                  <text:p text:style-name="P15"><text:user-field-get text:name="py3o.document.total">Total</text:user-field-get></text:p>
                </table:table-cell>
              </table:table-row>
            </table:table>
            <text:p text:style-name="P16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Standard">
      <style:text-properties officeooo:paragraph-rsid="003ec538"/>
    </style:style>
    <style:style style:name="MT1" style:family="text">
      <style:text-properties officeooo:rsid="0040a3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endor address" text:name="py3o.contact.address"/>
          <text:user-field-decl office:value-type="string" office:string-value="Vendor City" text:name="py3o.contact.city"/>
          <text:user-field-decl office:value-type="string" office:string-value="Vendor name" text:name="py3o.contact.name"/>
          <text:user-field-decl office:value-type="string" office:string-value="Vendor Phone" text:name="py3o.contact.phone"/>
          <text:user-field-decl office:value-type="string" office:string-value="Vendor State" text:name="py3o.contact.state"/>
          <text:user-field-decl office:value-type="string" office:string-value="Vendor Zip" text:name="py3o.contact.zip"/>
        </text:user-field-decls>
        <text:p text:style-name="MP1"><text:span text:style-name="MT1">Vendor</text:span>:</text:p>
        <text:p text:style-name="MP2"><text:user-field-get text:name="py3o.contact.name">Vendor name</text:user-field-get></text:p>
        <text:p text:style-name="MP2"><text:user-field-get text:name="py3o.contact.address">Vendor address</text:user-field-get></text:p>
        <text:p text:style-name="MP2"><text:user-field-get text:name="py3o.contact.city">Vendor City</text:user-field-get> <text:user-field-get text:name="py3o.contact.state">Vendor State</text:user-field-get> <text:user-field-get text:name="py3o.contact.zip">Vendor Zip</text:user-field-get></text:p>
        <text:p text:style-name="MP2"><text:user-field-get text:name="py3o.contact.phone">Vendor Phone</text:user-field-ge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8-09T18:02:49.891801281</dc:date>
    <dc:language>en-GB</dc:language>
    <meta:editing-cycles>65</meta:editing-cycles>
    <meta:editing-duration>PT15H47M2S</meta:editing-duration>
    <meta:document-statistic meta:table-count="3" meta:image-count="0" meta:object-count="0" meta:page-count="1" meta:paragraph-count="30" meta:word-count="53" meta:character-count="307" meta:non-whitespace-character-count="277"/>
    <meta:user-defined meta:name="Info 1"/>
    <meta:user-defined meta:name="Info 2"/>
    <meta:user-defined meta:name="Info 3"/>
    <meta:user-defined meta:name="Info 4"/>
  </office:meta>
</office:document-meta>
</file>